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8pt" officeooo:paragraph-rsid="000eb050" style:font-size-asian="8pt" style:font-size-complex="8pt"/>
    </style:style>
    <style:style style:name="P2" style:family="paragraph" style:parent-style-name="Standard">
      <style:text-properties style:font-name="Times New Roman" fo:font-size="11pt" officeooo:paragraph-rsid="000c52bb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officeooo:paragraph-rsid="000e0b81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paragraph-rsid="000c52b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paragraph-rsid="000eb050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0e0b81" style:font-size-asian="11pt" style:font-size-complex="11pt"/>
    </style:style>
    <style:style style:name="T1" style:family="text">
      <style:text-properties officeooo:rsid="000a1e3a"/>
    </style:style>
    <style:style style:name="T2" style:family="text">
      <style:text-properties fo:font-style="italic" officeooo:rsid="000a1e3a" style:font-style-asian="italic" style:font-style-complex="italic"/>
    </style:style>
    <style:style style:name="T3" style:family="text">
      <style:text-properties fo:font-variant="normal" fo:text-transform="none" fo:color="#000000" style:font-name="Georgia" fo:font-size="10.5pt" fo:letter-spacing="normal" fo:font-style="normal" fo:font-weight="normal" officeooo:rsid="000a1e3a"/>
    </style:style>
    <style:style style:name="T4" style:family="text">
      <style:text-properties fo:font-variant="normal" fo:text-transform="none" fo:color="#000000" style:font-name="Georgia" fo:font-size="10.5pt" fo:letter-spacing="normal" fo:font-style="normal" fo:font-weight="normal" officeooo:rsid="000a1e3a" style:font-style-asian="italic" style:font-style-complex="italic"/>
    </style:style>
    <style:style style:name="T5" style:family="text">
      <style:text-properties fo:font-variant="normal" fo:text-transform="none" fo:color="#000000" style:font-name="Georgia" fo:font-size="10.5pt" fo:letter-spacing="normal" fo:font-style="normal" fo:font-weight="normal" officeooo:rsid="000a1e3a" style:font-style-asian="normal" style:font-style-complex="normal"/>
    </style:style>
    <style:style style:name="T6" style:family="text">
      <style:text-properties fo:font-variant="normal" fo:text-transform="none" fo:color="#000000" style:font-name="Georgia" fo:font-size="10.5pt" fo:letter-spacing="normal" fo:font-style="normal" fo:font-weight="normal" officeooo:rsid="000b0387" style:font-style-asian="normal" style:font-style-complex="normal"/>
    </style:style>
    <style:style style:name="T7" style:family="text">
      <style:text-properties fo:font-variant="normal" fo:text-transform="none" fo:color="#000000" style:font-name="Georgia" fo:font-size="10.5pt" fo:letter-spacing="normal" fo:font-style="normal" fo:font-weight="normal" officeooo:rsid="000c52bb" style:font-style-asian="normal" style:font-style-complex="normal"/>
    </style:style>
    <style:style style:name="T8" style:family="text">
      <style:text-properties fo:font-variant="normal" fo:text-transform="none" fo:color="#000000" style:font-name="Georgia" fo:font-size="10.5pt" fo:letter-spacing="normal" fo:font-style="normal" fo:font-weight="normal" officeooo:rsid="000e0b81" style:font-style-asian="normal" style:font-style-complex="normal"/>
    </style:style>
    <style:style style:name="T9" style:family="text">
      <style:text-properties fo:font-variant="normal" fo:text-transform="none" fo:color="#000000" style:font-name="Georgia" fo:font-size="10.5pt" fo:letter-spacing="normal" fo:font-style="normal" fo:font-weight="normal" officeooo:rsid="000eb050" style:font-style-asian="normal" style:font-style-complex="normal"/>
    </style:style>
    <style:style style:name="T10" style:family="text">
      <style:text-properties fo:font-variant="normal" fo:text-transform="none" fo:color="#000000" style:font-name="Georgia" fo:font-size="10.5pt" fo:letter-spacing="normal" fo:font-style="italic" fo:font-weight="normal" officeooo:rsid="000a1e3a" style:font-style-asian="italic" style:font-style-complex="italic"/>
    </style:style>
    <style:style style:name="T11" style:family="text">
      <style:text-properties fo:font-variant="normal" fo:text-transform="none" fo:color="#000000" style:font-name="Georgia" fo:font-size="10.5pt" fo:letter-spacing="normal" fo:font-style="italic" fo:font-weight="normal" officeooo:rsid="000b0387" style:font-style-asian="italic" style:font-style-complex="italic"/>
    </style:style>
    <style:style style:name="T12" style:family="text">
      <style:text-properties fo:font-variant="normal" fo:text-transform="none" fo:color="#000000" style:font-name="Georgia" fo:font-size="10.5pt" fo:letter-spacing="normal" fo:font-style="italic" fo:font-weight="normal" officeooo:rsid="000c52bb" style:font-style-asian="italic" style:font-style-complex="italic"/>
    </style:style>
    <style:style style:name="T13" style:family="text">
      <style:text-properties fo:font-variant="normal" fo:text-transform="none" fo:color="#000000" style:font-name="Georgia" fo:font-size="10.5pt" fo:letter-spacing="normal" fo:font-style="italic" fo:font-weight="normal" officeooo:rsid="000e0b81" style:font-style-asian="italic" style:font-style-complex="italic"/>
    </style:style>
    <style:style style:name="T14" style:family="text">
      <style:text-properties fo:font-variant="normal" fo:text-transform="none" fo:color="#000000" style:font-name="Georgia" fo:font-size="10.5pt" fo:letter-spacing="normal" fo:font-style="italic" fo:font-weight="normal" officeooo:rsid="000eb050" style:font-style-asian="italic" style:font-style-complex="italic"/>
    </style:style>
    <style:style style:name="T15" style:family="text">
      <style:text-properties fo:font-variant="normal" fo:text-transform="none" fo:color="#000000" style:font-name="Georgia" fo:letter-spacing="normal" fo:font-style="normal" fo:font-weight="normal" officeooo:rsid="000c52bb" style:font-style-asian="normal" style:font-style-complex="normal"/>
    </style:style>
    <style:style style:name="T16" style:family="text">
      <style:text-properties fo:font-variant="normal" fo:text-transform="none" fo:color="#000000" style:text-line-through-style="none" style:font-name="Georgia" fo:font-size="10.5pt" fo:letter-spacing="normal" fo:font-style="normal" style:text-underline-style="none" fo:font-weight="normal" officeooo:rsid="000e0b81" style:text-blinking="false" fo:background-color="transparent" style:font-style-asian="normal" style:font-style-complex="normal"/>
    </style:style>
    <style:style style:name="T17" style:family="text">
      <style:text-properties fo:font-variant="normal" fo:text-transform="none" fo:color="#000000" style:text-line-through-style="none" style:font-name="Georgia" fo:font-size="10.5pt" fo:letter-spacing="normal" fo:font-style="normal" style:text-underline-style="none" fo:font-weight="normal" officeooo:rsid="000eb050" style:text-blinking="false" fo:background-color="transparent" style:font-style-asian="normal" style:font-style-complex="normal"/>
    </style:style>
    <style:style style:name="T18" style:family="text">
      <style:text-properties fo:font-variant="normal" fo:text-transform="none" fo:color="#000000" style:text-line-through-style="none" style:font-name="Georgia" fo:font-size="10.5pt" fo:letter-spacing="normal" fo:font-style="italic" style:text-underline-style="none" fo:font-weight="normal" officeooo:rsid="000e0b81" style:text-blinking="false" fo:background-color="transparent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font-name="Georgia" fo:font-size="10.5pt" fo:letter-spacing="normal" fo:font-style="italic" style:text-underline-style="none" fo:font-weight="normal" officeooo:rsid="000eb050" style:text-blinking="false" fo:background-color="transparent" style:font-style-asian="italic" style:font-style-complex="italic"/>
    </style:style>
    <style:style style:name="T20" style:family="text">
      <style:text-properties fo:font-variant="normal" fo:text-transform="none" fo:color="#000000" style:text-line-through-style="none" fo:font-size="10.5pt" fo:letter-spacing="normal" fo:font-style="normal" style:text-underline-style="none" fo:font-weight="normal" officeooo:rsid="000e0b81" style:text-blinking="false" fo:background-color="transparent" style:font-style-asian="normal" style:font-style-complex="normal"/>
    </style:style>
    <style:style style:name="T21" style:family="text">
      <style:text-properties fo:font-variant="normal" fo:text-transform="none" fo:color="#000000" style:text-line-through-style="none" fo:font-size="10.5pt" fo:letter-spacing="normal" fo:font-style="normal" style:text-underline-style="none" fo:font-weight="normal" officeooo:rsid="000eb050" style:text-blinking="false" fo:background-color="transparent" style:font-style-asian="normal" style:font-style-complex="normal"/>
    </style:style>
    <style:style style:name="T22" style:family="text">
      <style:text-properties fo:font-variant="normal" fo:text-transform="none" fo:color="#000000" style:text-line-through-style="none" fo:font-size="10.5pt" fo:letter-spacing="normal" fo:font-style="italic" style:text-underline-style="none" fo:font-weight="normal" officeooo:rsid="000e0b81" style:text-blinking="false" fo:background-color="transparent" style:font-style-asian="italic" style:font-style-complex="italic"/>
    </style:style>
    <style:style style:name="T23" style:family="text">
      <style:text-properties fo:font-variant="normal" fo:text-transform="none" fo:color="#000000" style:text-line-through-style="none" fo:font-size="10.5pt" fo:letter-spacing="normal" fo:font-style="italic" style:text-underline-style="none" fo:font-weight="normal" officeooo:rsid="000eb050" style:text-blinking="false" fo:background-color="transparent" style:font-style-asian="italic" style:font-style-complex="italic"/>
    </style:style>
    <style:style style:name="T24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0e0b81" style:text-blinking="false" fo:background-color="transparent" style:font-style-asian="normal" style:font-style-complex="normal"/>
    </style:style>
    <style:style style:name="T25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0eb050" style:text-blinking="false" fo:background-color="transparent" style:font-style-asian="normal" style:font-style-complex="normal"/>
    </style:style>
    <style:style style:name="T26" style:family="text">
      <style:text-properties fo:font-variant="normal" fo:text-transform="none" fo:color="#000000" style:text-line-through-style="none" fo:letter-spacing="normal" fo:font-style="italic" style:text-underline-style="none" fo:font-weight="normal" officeooo:rsid="000e0b81" style:text-blinking="false" fo:background-color="transparent" style:font-style-asian="italic" style:font-style-complex="italic"/>
    </style:style>
    <style:style style:name="T27" style:family="text">
      <style:text-properties fo:font-variant="normal" fo:text-transform="none" fo:color="#000000" style:text-line-through-style="none" fo:letter-spacing="normal" fo:font-style="italic" style:text-underline-style="none" fo:font-weight="normal" officeooo:rsid="000eb050" style:text-blinking="false" fo:background-color="transparent" style:font-style-asian="italic" style:font-style-complex="italic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0a1e3a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0eb050" style:font-style-asian="normal" style:font-style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normal" officeooo:rsid="000a1e3a" style:font-style-asian="normal" style:font-style-complex="normal"/>
    </style:style>
    <style:style style:name="T31" style:family="text">
      <style:text-properties fo:font-variant="normal" fo:text-transform="none" fo:color="#000000" fo:font-size="10.5pt" fo:letter-spacing="normal" fo:font-style="normal" fo:font-weight="normal" officeooo:rsid="000b0387" style:font-style-asian="normal" style:font-style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00c52bb" style:font-style-asian="normal" style:font-style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00e0b81" style:font-style-asian="normal" style:font-style-complex="normal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a1e3a" style:font-style-asian="italic" style:font-style-complex="italic"/>
    </style:style>
    <style:style style:name="T35" style:family="text">
      <style:text-properties fo:font-variant="normal" fo:text-transform="none" fo:color="#000000" fo:font-size="10.5pt" fo:letter-spacing="normal" fo:font-style="italic" fo:font-weight="normal" officeooo:rsid="000a1e3a" style:font-style-asian="italic" style:font-style-complex="italic"/>
    </style:style>
    <style:style style:name="T36" style:family="text">
      <style:text-properties fo:font-variant="normal" fo:text-transform="none" fo:color="#000000" fo:font-size="10.5pt" fo:letter-spacing="normal" fo:font-style="italic" fo:font-weight="normal" officeooo:rsid="000c52bb" style:font-style-asian="italic" style:font-style-complex="italic"/>
    </style:style>
    <style:style style:name="T37" style:family="text">
      <style:text-properties fo:font-variant="normal" fo:text-transform="none" fo:color="#000000" fo:font-size="10.5pt" fo:letter-spacing="normal" fo:font-style="italic" fo:font-weight="normal" officeooo:rsid="000eb050" style:font-style-asian="italic" style:font-style-complex="italic"/>
    </style:style>
    <style:style style:name="T38" style:family="text">
      <style:text-properties fo:font-variant="normal" fo:text-transform="none" fo:color="#000000" fo:font-size="10.5pt" fo:letter-spacing="normal" fo:font-style="italic" fo:font-weight="normal" officeooo:rsid="000b0387" style:font-style-asian="italic" style:font-style-complex="italic"/>
    </style:style>
    <style:style style:name="T39" style:family="text">
      <style:text-properties fo:font-variant="normal" fo:text-transform="none" fo:color="#000000" fo:font-size="10.5pt" fo:letter-spacing="normal" fo:font-style="italic" fo:font-weight="normal" officeooo:rsid="000e0b81" style:font-style-asian="italic" style:font-style-complex="italic"/>
    </style:style>
    <style:style style:name="T40" style:family="text">
      <style:text-properties fo:font-variant="normal" fo:text-transform="none" fo:color="#000000" fo:letter-spacing="normal" fo:font-style="normal" fo:font-weight="normal" officeooo:rsid="000a1e3a"/>
    </style:style>
    <style:style style:name="T41" style:family="text">
      <style:text-properties fo:font-variant="normal" fo:text-transform="none" fo:color="#000000" fo:letter-spacing="normal" fo:font-style="normal" fo:font-weight="normal" officeooo:rsid="000eb050" style:font-style-asian="normal" style:font-style-complex="normal"/>
    </style:style>
    <style:style style:name="T42" style:family="text">
      <style:text-properties fo:font-variant="normal" fo:text-transform="none" fo:color="#000000" fo:letter-spacing="normal" fo:font-style="normal" fo:font-weight="normal" officeooo:rsid="000a1e3a" style:font-style-asian="normal" style:font-style-complex="normal"/>
    </style:style>
    <style:style style:name="T43" style:family="text">
      <style:text-properties fo:font-variant="normal" fo:text-transform="none" fo:color="#000000" fo:letter-spacing="normal" fo:font-style="normal" fo:font-weight="normal" officeooo:rsid="000b0387" style:font-style-asian="normal" style:font-style-complex="normal"/>
    </style:style>
    <style:style style:name="T44" style:family="text">
      <style:text-properties fo:font-variant="normal" fo:text-transform="none" fo:color="#000000" fo:letter-spacing="normal" fo:font-style="normal" fo:font-weight="normal" officeooo:rsid="000c52bb" style:font-style-asian="normal" style:font-style-complex="normal"/>
    </style:style>
    <style:style style:name="T45" style:family="text">
      <style:text-properties fo:font-variant="normal" fo:text-transform="none" fo:color="#000000" fo:letter-spacing="normal" fo:font-style="normal" fo:font-weight="normal" officeooo:rsid="000e0b81" style:font-style-asian="normal" style:font-style-complex="normal"/>
    </style:style>
    <style:style style:name="T46" style:family="text">
      <style:text-properties fo:font-variant="normal" fo:text-transform="none" fo:color="#000000" fo:letter-spacing="normal" fo:font-style="normal" fo:font-weight="normal" officeooo:rsid="000a1e3a" style:font-style-asian="italic" style:font-style-complex="italic"/>
    </style:style>
    <style:style style:name="T47" style:family="text">
      <style:text-properties fo:font-variant="normal" fo:text-transform="none" fo:color="#000000" fo:letter-spacing="normal" fo:font-style="italic" fo:font-weight="normal" officeooo:rsid="000a1e3a" style:font-style-asian="italic" style:font-style-complex="italic"/>
    </style:style>
    <style:style style:name="T48" style:family="text">
      <style:text-properties fo:font-variant="normal" fo:text-transform="none" fo:color="#000000" fo:letter-spacing="normal" fo:font-style="italic" fo:font-weight="normal" officeooo:rsid="000c52bb" style:font-style-asian="italic" style:font-style-complex="italic"/>
    </style:style>
    <style:style style:name="T49" style:family="text">
      <style:text-properties fo:font-variant="normal" fo:text-transform="none" fo:color="#000000" fo:letter-spacing="normal" fo:font-style="italic" fo:font-weight="normal" officeooo:rsid="000eb050" style:font-style-asian="italic" style:font-style-complex="italic"/>
    </style:style>
    <style:style style:name="T50" style:family="text">
      <style:text-properties fo:font-variant="normal" fo:text-transform="none" fo:color="#000000" fo:letter-spacing="normal" fo:font-style="italic" fo:font-weight="normal" officeooo:rsid="000b0387" style:font-style-asian="italic" style:font-style-complex="italic"/>
    </style:style>
    <style:style style:name="T51" style:family="text">
      <style:text-properties fo:font-variant="normal" fo:text-transform="none" fo:color="#000000" fo:letter-spacing="normal" fo:font-style="italic" fo:font-weight="normal" officeooo:rsid="000e0b81" style:font-style-asian="italic" style:font-style-complex="italic"/>
    </style:style>
    <style:style style:name="T52" style:family="text">
      <style:text-properties fo:font-variant="normal" fo:text-transform="none" fo:color="#000000" style:font-name="Times New Roman" fo:letter-spacing="normal" fo:font-style="normal" fo:font-weight="normal" officeooo:rsid="000e0b81" style:font-style-asian="normal" style:font-style-complex="normal"/>
    </style:style>
    <style:style style:name="T53" style:family="text">
      <style:text-properties fo:font-variant="normal" fo:text-transform="none" fo:color="#000000" style:font-name="Times New Roman" fo:letter-spacing="normal" fo:font-style="normal" fo:font-weight="normal" officeooo:rsid="000eb050" style:font-style-asian="normal" style:font-style-complex="normal"/>
    </style:style>
    <style:style style:name="T54" style:family="text">
      <style:text-properties fo:font-variant="normal" fo:text-transform="none" fo:color="#000000" style:font-name="Times New Roman" fo:letter-spacing="normal" fo:font-style="italic" fo:font-weight="normal" officeooo:rsid="000eb050" style:font-style-asian="italic" style:font-style-complex="italic"/>
    </style:style>
    <style:style style:name="T55" style:family="text">
      <style:text-properties officeooo:rsid="000eb050"/>
    </style:style>
    <style:style style:name="T56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5">Tomáš Křen</text:span></text:p>
      <text:p text:style-name="P2"><text:span text:style-name="T1"/></text:p>
      <text:p text:style-name="P4"><text:span text:style-name="T1">Kniha </text:span><text:span text:style-name="T2">Homotopy type theory (HoTT)</text:span><text:span text:style-name="T1"> je kooperativním dílem mnoha matematiků vzniklá během akademického roku 2012/2013, jejímiž spolua</text:span><text:span text:style-name="T55">u</text:span><text:span text:style-name="T1">tory jsou tak významná jm</text:span><text:span text:style-name="T55">é</text:span><text:span text:style-name="T1">na jako </text:span><text:span text:style-name="T40">Vladimir Voevodsky</text:span><text:span text:style-name="T1">, </text:span><text:span text:style-name="T40">Steve Awodey, Thierry Coquand či Per Martin-Lof. Vzniklá teorie spojuje </text:span><text:span text:style-name="T47">teorii závislých typů </text:span><text:span text:style-name="T48">(</text:span><text:span text:style-name="T49">dependent type theory, </text:span><text:span text:style-name="T41">neboli</text:span><text:span text:style-name="T49"> </text:span><text:span text:style-name="T48">DTT)</text:span><text:span text:style-name="T46"> a </text:span><text:span text:style-name="T47">teorii homotopií</text:span><text:span text:style-name="T42"> do jedné teorie kladoucí si za cíl být teoretickým základem pro celou matematiku. Roli kterou klasicky zastává tandem </text:span><text:span text:style-name="T47">teorie množin </text:span><text:span text:style-name="T42">a </text:span><text:span text:style-name="T47">logika</text:span><text:span text:style-name="T42">, zde zastává teorie závislých typů </text:span><text:span text:style-name="T43">jak ji pospal </text:span><text:span text:style-name="T42">Per Martin-Lof, kterážto zvládá úlohu obou těchto pohledů (množin i logiky) „</text:span><text:span text:style-name="T43">najednou“</text:span><text:span text:style-name="T42"> díky principu známému jako Curry-Howardova korespondence. K těmto dvěma optikám je navíc přidána optika třetí, </text:span><text:span text:style-name="T43">založená na topologických prostorech z teorie homotopií. Příspěvek homotopické teorie se projevuje hlavně ve způsobu jakým je formulován axiom univalence, který můžeme zjednodušeně formulovat heslem „identita je ekvivalentní ekvivalenci“. Tento axiom umožňuje přímo v teorii podchytit princip, který matematici běžně používají na neformální, případně meta</text:span><text:span text:style-name="T41">-</text:span><text:span text:style-name="T43">úrovni; totiž že dvě izomorfní struktury (z různých odvětví matematiky) můžeme chápat jako sobě rovné </text:span><text:span text:style-name="T41">(neboli že rovnost chápeme modulo izomorfizmus)</text:span><text:span text:style-name="T43">. Toto je zvlášť důležitý výsledek uvědomíme-li si druhý podstatný rys HoTT, kterým je to, že se jedná o konstruktiv</text:span><text:span text:style-name="T41">i</text:span><text:span text:style-name="T43">stický přístup k </text:span><text:span text:style-name="T41">uchopení </text:span><text:span text:style-name="T43">základů matematiky, který je navržen tak, aby byl dobře implementovatelný v automatických dokazovačích/dokazovacích asistentech, jakým <text:s/>je například </text:span><text:span text:style-name="T50">Coq</text:span><text:span text:style-name="T43"> <text:s/></text:span><text:span text:style-name="T42">Thierry Coquand</text:span><text:span text:style-name="T43">a. </text:span><text:span text:style-name="T44">Tato implementace je také součástí tohoto projektu.</text:span><text:span text:style-name="T43"> Určitě stojí za zmínku i novátorský přístup k tomu, jakým způsobem byl tento text vytvořen – ke koordinaci práce byl použita služba GitHub standardně využívaná </text:span><text:span text:style-name="T44">při vývoji software. Okolo 25 matematiků a informatiků spolupracovala na vzniku 600 stránkové učebnice, která je volně přístupná ke stažení. Stylem se snaží o ne za každou cenu formální výklad, mnoho z této teorie však bylo nejprve formulováno zcela formálně v c</text:span><text:span text:style-name="T48">oqovském </text:span><text:span text:style-name="T44">nástroji a až zpětně přepsáno do srozumitelnější, lidštější formy, kterou můžeme najít v této knize. Obyčejně to bývá praktikováno v opačném pořadí.</text:span></text:p>
      <text:p text:style-name="P4"><text:span text:style-name="T44"/></text:p>
      <text:p text:style-name="P4"><text:span text:style-name="T44">Jak ale souvisí teorie závyslých typů a </text:span><text:span text:style-name="T48">typované genetické programování</text:span><text:span text:style-name="T44">? Není to až příliš silný prostředek pro tento účel; nejdeme, jak se říká, „s kanónem na komára“? To, že je </text:span><text:span text:style-name="T48">DTT </text:span><text:span text:style-name="T45">v</text:span><text:span text:style-name="T51"> typovaném GP </text:span><text:span text:style-name="T44">využitelná </text:span><text:span text:style-name="T45">a jakým </text:span><text:span text:style-name="T41">způsobem</text:span><text:span text:style-name="T45"> bych shrnul do následujících </text:span><text:span text:style-name="T41">dvou</text:span><text:span text:style-name="T45"> bodů.</text:span></text:p>
      <text:p text:style-name="P4"><text:span text:style-name="T45"/></text:p>
      <text:p text:style-name="P3"><text:span text:style-name="T45">(1) Klíčovým rozhodnutím při návrhu systému pro typované genetické programování je volba typového systému. Typové systémy můžeme uspořádat do hierarchie (svazu) podle „vyjadřovací moci“. </text:span><text:span text:style-name="T41">(Jednou cestou v takovém svazu je například S</text:span><text:span text:style-name="T49">imply Typed Lambda Calculus → Hindley-Milner Type Systém → System F → DTT .</text:span><text:span text:style-name="T41">)</text:span><text:span text:style-name="T45"> Složitější systémy jsou expresivnější, zato však náročnější na generování. </text:span><text:span text:style-name="T51">DTT </text:span><text:span text:style-name="T45">můžeme chápat jako vršek této hierarchie, jako jakýsi Sv. Grál; nejexpresivnější, ale zároveň nejnáročnější. </text:span><text:span text:style-name="T49">DTT </text:span><text:span text:style-name="T41">tedy „vymezuje hřiště, na kterém se hraje“.</text:span></text:p>
      <text:p text:style-name="P3"><text:span text:style-name="T45"/></text:p>
      <text:p text:style-name="P5"><text:span text:style-name="T41">Je možno představit si </text:span><text:span text:style-name="T24">spektrum </text:span><text:span text:style-name="T26">systémů řešících problémy</text:span><text:span text:style-name="T24"> v závislosti na síle typového systému, nad kterým takový systém pracuje. Na jednom konci takového spektra leží standardní netypované GP; zde je vygenerování jedince triviální operací a práce takového systému tkví v kombinování těchto nedokonalých řešení do čím dál lepších pomocí selekce a genetických operátorů. Takový přístup můžeme označit za induktivní; začíná s konkrétními „pozorováními“ (množina náhodných jedinců a jejich kvalita) a pokračuje k širším zobecněním (výsledný (sub)optimální jedinec). Na druhém konci spektra leží metody automatického dokazování vět (a s ním příbuzné metody jako je formální verifikace atd.); zde naproti tomu jde o vygenerování libovolného důkazu (jedince) vstupního tvrzení (požadovaného typu), zatímco o další kombinování několika takových důkazů za účelem zdokonalení nám typicky nejde. Takový přístup můžeme označit za deduktivní; začíná z teorie (množina stavebních symbolů s přiřazenými typy) a zadaného tvrzení k dokázání (typ jedince) a snažíme se dostat k libovolnému důkazu tohoto tvrzení (program daného typu). </text:span><text:span text:style-name="T25">Ideálním příklade takového systému je právě implementace HoTT v </text:span><text:span text:style-name="T27">Coqu</text:span><text:span text:style-name="T25"> zmiňovaná výše. </text:span><text:span text:style-name="T24">Typované genetické programování můžeme chápat jako systém nacházející se někde uprostřed tohoto spektra, vyvažující a využívající oba přístupy - induktivní i deduktivní. </text:span></text:p>
      <text:p text:style-name="P3"><text:span text:style-name="T45"/></text:p>
      <text:p text:style-name="P6"><text:span text:style-name="T52">(2) Různé typové systémy se ve svých definicích liší liší v různých drobných nuancích, ve kterých může být obtížn</text:span><text:span text:style-name="T53">é</text:span><text:span text:style-name="T52"> se systematicky zorientovat. <text:s/></text:span><text:span text:style-name="T54">DTT</text:span><text:span text:style-name="T53"> nabízí jednotící optiku, kterou je možno se na tyto systémy dívat a pochopit tak širší souvislosti jednotlivých konstruktů; často nám tak umožňuje chápat jednotlivé konstrukty jako speciální případ nějakého obecnějšího konstruktu z </text:span><text:span text:style-name="T54">DTT.</text:span><text:span text:style-name="T5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Georgia" svg:font-family="Georg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07:37:50.82</meta:creation-date>
    <dc:date>2014-03-13T09:02:58.37</dc:date>
    <meta:editing-duration>PT11S</meta:editing-duration>
    <meta:editing-cycles>1</meta:editing-cycles>
    <meta:document-statistic meta:table-count="0" meta:image-count="0" meta:object-count="0" meta:page-count="1" meta:paragraph-count="6" meta:word-count="674" meta:character-count="4754" meta:non-whitespace-character-count="4080"/>
    <meta:generator>LibreOffice/3.6$Windows_x86 LibreOffice_project/2ef5aff-a6fb0ff-166bdff-cf087ad-0f1389</meta:generator>
  </office:meta>
</office:document-meta>
</file>